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port N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278">
            <text:p>27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3">
            <text:p>463</text:p>
          </table:table-cell>
          <table:table-cell table:style-name="ce22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802">
            <text:p>1802</text:p>
          </table:table-cell>
          <table:table-cell table:style-name="ce22" office:value-type="float" office:value="252">
            <text:p>25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9">
            <text:p>179</text:p>
          </table:table-cell>
          <table:table-cell table:style-name="ce22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691">
            <text:p>4691</text:p>
          </table:table-cell>
          <table:table-cell table:style-name="ce22" office:value-type="float" office:value="1397">
            <text:p>139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75">
            <text:p>27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31">
            <text:p>9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8">
            <text:p>458</text:p>
          </table:table-cell>
          <table:table-cell table:style-name="ce22" office:value-type="float" office:value="655">
            <text:p>65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09">
            <text:p>2209</text:p>
          </table:table-cell>
          <table:table-cell table:style-name="ce22" office:value-type="float" office:value="2351">
            <text:p>23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900">
            <text:p>6900</text:p>
          </table:table-cell>
          <table:table-cell table:style-name="ce22" office:value-type="float" office:value="3748">
            <text:p>37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